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52cm" svg:stroke-color="#000000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356cm" svg:stroke-color="#ff3333" draw:marker-start-width="1.271cm" draw:marker-end-width="1.271cm" svg:stroke-linecap="round" draw:fill="none" draw:textarea-vertical-align="middle" fo:padding-top="0.303cm" fo:padding-bottom="0.303cm" fo:padding-left="0.428cm" fo:padding-right="0.428cm"/>
    </style:style>
    <style:style style:name="gr5" style:family="graphic" style:parent-style-name="objectwithoutfill">
      <style:graphic-properties svg:stroke-width="0.152cm" svg:stroke-color="#0000ff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2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4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5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2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2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2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2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2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2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6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1T11:26:07.010093223</dc:date>
    <dc:creator>elucterio </dc:creator>
    <meta:editing-duration>PT21M25S</meta:editing-duration>
    <meta:editing-cycles>13</meta:editing-cycles>
    <meta:generator>LibreOffice/4.2.8.2$Linux_X86_64 LibreOffice_project/420m0$Build-2</meta:generator>
    <meta:document-statistic meta:object-count="21"/>
  </office:meta>
</office:document-meta>
</file>